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08.73pt" svg:y="36.96pt">
            <draw:object draw:notify-on-update-of-ranges="Sheet1.A2:Sheet1.A16 Sheet1.B1:Sheet1.B1 Sheet1.B2:Sheet1.B16 Sheet1.C1:Sheet1.C1 Sheet1.C2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 office:value-type="string" calcext:value-type="string">
            <text:p>Sampl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996147632598877" calcext:value-type="float">
            <text:p>0.00099614763259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0128352642059326" calcext:value-type="float">
            <text:p>0.00128352642059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14535813331604" calcext:value-type="float">
            <text:p>0.0014535813331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00162908792495728" calcext:value-type="float">
            <text:p>0.00162908792495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00173235559463501" calcext:value-type="float">
            <text:p>0.001732355594635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00184105825424194" calcext:value-type="float">
            <text:p>0.00184105825424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00205278968811035" calcext:value-type="float">
            <text:p>0.00205278968811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0.00214629650115967" calcext:value-type="float">
            <text:p>0.00214629650116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00223181486129761" calcext:value-type="float">
            <text:p>0.002231814861298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0.00231520843505859" calcext:value-type="float">
            <text:p>0.00231520843505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00238067007064819" calcext:value-type="float">
            <text:p>0.002380670070648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0.00255373096466064" calcext:value-type="float">
            <text:p>0.002553730964661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00270514631271362" calcext:value-type="float">
            <text:p>0.002705146312714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0.00270580577850342" calcext:value-type="float">
            <text:p>0.002705805778503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002888108253479" calcext:value-type="float">
            <text:p>0.002888108253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0:32:03.974601819</meta:creation-date>
    <dc:date>2019-06-25T00:02:26.425774823</dc:date>
    <meta:editing-duration>PT3H20M12S</meta:editing-duration>
    <meta:editing-cycles>1</meta:editing-cycles>
    <meta:document-statistic meta:table-count="1" meta:cell-count="3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09cm" svg:y="0.315cm" chart:style-name="ch2">
          <text:p>Average runtime per memory size</text:p>
        </chart:title>
        <chart:plot-area chart:style-name="ch3" table:cell-range-address="Sheet1.A1:Sheet1.C16" chart:data-source-has-labels="both" svg:x="1.324cm" svg:y="1.28cm" svg:width="14.356cm" svg:height="6.566cm">
          <chartooo:coordinate-region svg:x="2.639cm" svg:y="1.488cm" svg:width="12.749cm" svg:height="5.696cm"/>
          <chart:axis chart:dimension="x" chart:name="primary-x" chart:style-name="ch4" chartooo:axis-type="auto">
            <chartooo:date-scale/>
            <chart:title svg:x="7.538cm" svg:y="8.027cm" chart:style-name="ch5">
              <text:p>Memory size</text:p>
            </chart:title>
            <chart:categories table:cell-range-address="Sheet1.A2:Sheet1.A16"/>
          </chart:axis>
          <chart:axis chart:dimension="y" chart:name="primary-y" chart:style-name="ch6">
            <chart:title svg:x="0.451cm" svg:y="5.201cm" chart:style-name="ch7">
              <text:p>Runtime</text:p>
            </chart:title>
            <chart:grid chart:style-name="ch8" chart:class="major"/>
          </chart:axis>
          <chart:series chart:style-name="ch9" chart:values-cell-range-address="Sheet1.B2:Sheet1.B16" chart:label-cell-address="Sheet1.B1:Sheet1.B1" chart:class="chart:line">
            <chart:data-point chart:repeated="15"/>
          </chart:series>
          <chart:series chart:style-name="ch10" chart:values-cell-range-address="Sheet1.C2:Sheet1.C16" chart:label-cell-address="Sheet1.C1:Sheet1.C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ing</text:p>
                <draw:g>
                  <svg:desc>Sheet1.B1:Sheet1.B1</svg:desc>
                </draw:g>
              </table:table-cell>
              <table:table-cell office:value-type="string">
                <text:p/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0.000996147632598877">
                <text:p>0.000996147632598877</text:p>
                <draw:g>
                  <svg:desc>Sheet1.B2:Sheet1.B16</svg:desc>
                </draw:g>
              </table:table-cell>
              <table:table-cell office:value-type="float" office:value="NaN">
                <text:p>NaN</text:p>
                <draw:g>
                  <svg:desc>Sheet1.C2:Sheet1.C1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28352642059326">
                <text:p>0.00128352642059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4535813331604">
                <text:p>0.0014535813331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162908792495728">
                <text:p>0.00162908792495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73235559463501">
                <text:p>0.00173235559463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184105825424194">
                <text:p>0.0018410582542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205278968811035">
                <text:p>0.0020527896881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214629650115967">
                <text:p>0.00214629650115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223181486129761">
                <text:p>0.00223181486129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231520843505859">
                <text:p>0.00231520843505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238067007064819">
                <text:p>0.00238067007064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255373096466064">
                <text:p>0.00255373096466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270514631271362">
                <text:p>0.0027051463127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270580577850342">
                <text:p>0.00270580577850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2888108253479">
                <text:p>0.0028881082534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